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256 Sheet1.B1:Sheet1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formula="of:=LOG([.D1])" office:value-type="float" office:value="4.45006426282523" calcext:value-type="float">
            <text:p>4.4500642628</text:p>
          </table:table-cell>
          <table:table-cell/>
          <table:table-cell office:value-type="float" office:value="28188" calcext:value-type="float">
            <text:p>28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D2])" office:value-type="float" office:value="3.7865384804978" calcext:value-type="float">
            <text:p>3.7865384805</text:p>
          </table:table-cell>
          <table:table-cell/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D3])" office:value-type="float" office:value="3.71933128698373" calcext:value-type="float">
            <text:p>3.719331287</text:p>
          </table:table-cell>
          <table:table-cell/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D4])" office:value-type="float" office:value="3.65571454961871" calcext:value-type="float">
            <text:p>3.6557145496</text:p>
          </table:table-cell>
          <table:table-cell/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D5])" office:value-type="float" office:value="3.49485002168009" calcext:value-type="float">
            <text:p>3.4948500217</text:p>
          </table:table-cell>
          <table:table-cell/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D6])" office:value-type="float" office:value="3.45984464238821" calcext:value-type="float">
            <text:p>3.4598446424</text:p>
          </table:table-cell>
          <table:table-cell/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D7])" office:value-type="float" office:value="3.38524868240322" calcext:value-type="float">
            <text:p>3.3852486824</text:p>
          </table:table-cell>
          <table:table-cell/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D8])" office:value-type="float" office:value="3.34143452457814" calcext:value-type="float">
            <text:p>3.3414345246</text:p>
          </table:table-cell>
          <table:table-cell/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D9])" office:value-type="float" office:value="3.31302311032324" calcext:value-type="float">
            <text:p>3.3130231103</text:p>
          </table:table-cell>
          <table:table-cell/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D10])" office:value-type="float" office:value="3.23678909940929" calcext:value-type="float">
            <text:p>3.2367890994</text:p>
          </table:table-cell>
          <table:table-cell/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D11])" office:value-type="float" office:value="3.21563756343506" calcext:value-type="float">
            <text:p>3.2156375634</text:p>
          </table:table-cell>
          <table:table-cell/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D12])" office:value-type="float" office:value="3.15866398081399" calcext:value-type="float">
            <text:p>3.1586639808</text:p>
          </table:table-cell>
          <table:table-cell/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D13])" office:value-type="float" office:value="3.12450422483428" calcext:value-type="float">
            <text:p>3.1245042248</text:p>
          </table:table-cell>
          <table:table-cell/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D14])" office:value-type="float" office:value="3.11826472608948" calcext:value-type="float">
            <text:p>3.1182647261</text:p>
          </table:table-cell>
          <table:table-cell/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D15])" office:value-type="float" office:value="3.08493357493672" calcext:value-type="float">
            <text:p>3.0849335749</text:p>
          </table:table-cell>
          <table:table-cell/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D16])" office:value-type="float" office:value="3.07224989761351" calcext:value-type="float">
            <text:p>3.0722498976</text:p>
          </table:table-cell>
          <table:table-cell/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D17])" office:value-type="float" office:value="3.02571538390134" calcext:value-type="float">
            <text:p>3.0257153839</text:p>
          </table:table-cell>
          <table:table-cell/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D18])" office:value-type="float" office:value="3.01661554755718" calcext:value-type="float">
            <text:p>3.0166155476</text:p>
          </table:table-cell>
          <table:table-cell/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D19])" office:value-type="float" office:value="2.99255351783214" calcext:value-type="float">
            <text:p>2.9925535178</text:p>
          </table:table-cell>
          <table:table-cell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D20])" office:value-type="float" office:value="2.96331551138611" calcext:value-type="float">
            <text:p>2.9633155114</text:p>
          </table:table-cell>
          <table:table-cell/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D21])" office:value-type="float" office:value="2.94939000664491" calcext:value-type="float">
            <text:p>2.9493900066</text:p>
          </table:table-cell>
          <table:table-cell/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D22])" office:value-type="float" office:value="2.92531209149965" calcext:value-type="float">
            <text:p>2.9253120915</text:p>
          </table:table-cell>
          <table:table-cell/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D23])" office:value-type="float" office:value="2.90794852161227" calcext:value-type="float">
            <text:p>2.9079485216</text:p>
          </table:table-cell>
          <table:table-cell/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D24])" office:value-type="float" office:value="2.8842287696326" calcext:value-type="float">
            <text:p>2.8842287696</text:p>
          </table:table-cell>
          <table:table-cell/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D25])" office:value-type="float" office:value="2.84757265914211" calcext:value-type="float">
            <text:p>2.8475726591</text:p>
          </table:table-cell>
          <table:table-cell/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D26])" office:value-type="float" office:value="2.85853719756964" calcext:value-type="float">
            <text:p>2.8585371976</text:p>
          </table:table-cell>
          <table:table-cell/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D27])" office:value-type="float" office:value="2.84571801796666" calcext:value-type="float">
            <text:p>2.845718018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D28])" office:value-type="float" office:value="2.82736927305382" calcext:value-type="float">
            <text:p>2.8273692731</text:p>
          </table:table-cell>
          <table:table-cell/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D29])" office:value-type="float" office:value="2.80002935924413" calcext:value-type="float">
            <text:p>2.8000293592</text:p>
          </table:table-cell>
          <table:table-cell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D30])" office:value-type="float" office:value="2.77815125038364" calcext:value-type="float">
            <text:p>2.7781512504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D31])" office:value-type="float" office:value="2.79239168949825" calcext:value-type="float">
            <text:p>2.7923916895</text:p>
          </table:table-cell>
          <table:table-cell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D32])" office:value-type="float" office:value="2.80002935924413" calcext:value-type="float">
            <text:p>2.8000293592</text:p>
          </table:table-cell>
          <table:table-cell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D33])" office:value-type="float" office:value="2.74507479158206" calcext:value-type="float">
            <text:p>2.7450747916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D34])" office:value-type="float" office:value="2.74896286125616" calcext:value-type="float">
            <text:p>2.7489628613</text:p>
          </table:table-cell>
          <table:table-cell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D35])" office:value-type="float" office:value="2.72181061521255" calcext:value-type="float">
            <text:p>2.7218106152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D36])" office:value-type="float" office:value="2.73559889969818" calcext:value-type="float">
            <text:p>2.7355988997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D37])" office:value-type="float" office:value="2.68484536164441" calcext:value-type="float">
            <text:p>2.6848453616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D38])" office:value-type="float" office:value="2.67394199863409" calcext:value-type="float">
            <text:p>2.6739419986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D39])" office:value-type="float" office:value="2.69108149212297" calcext:value-type="float">
            <text:p>2.6910814921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D40])" office:value-type="float" office:value="2.67394199863409" calcext:value-type="float">
            <text:p>2.6739419986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D41])" office:value-type="float" office:value="2.63144376901317" calcext:value-type="float">
            <text:p>2.631443769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D42])" office:value-type="float" office:value="2.65991620006985" calcext:value-type="float">
            <text:p>2.6599162001</text:p>
          </table:table-cell>
          <table:table-cell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D43])" office:value-type="float" office:value="2.65896484266443" calcext:value-type="float">
            <text:p>2.6589648427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D44])" office:value-type="float" office:value="2.60422605308447" calcext:value-type="float">
            <text:p>2.6042260531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D45])" office:value-type="float" office:value="2.62634036737504" calcext:value-type="float">
            <text:p>2.6263403674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D46])" office:value-type="float" office:value="2.60205999132796" calcext:value-type="float">
            <text:p>2.6020599913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D47])" office:value-type="float" office:value="2.61172330800734" calcext:value-type="float">
            <text:p>2.611723308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D48])" office:value-type="float" office:value="2.62531245096167" calcext:value-type="float">
            <text:p>2.625312451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D49])" office:value-type="float" office:value="2.60314437262018" calcext:value-type="float">
            <text:p>2.6031443726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D50])" office:value-type="float" office:value="2.57634135020579" calcext:value-type="float">
            <text:p>2.5763413502</text:p>
          </table:table-cell>
          <table:table-cell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D51])" office:value-type="float" office:value="2.54406804435028" calcext:value-type="float">
            <text:p>2.5440680444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D52])" office:value-type="float" office:value="2.51851393987789" calcext:value-type="float">
            <text:p>2.5185139399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D53])" office:value-type="float" office:value="2.52244423350632" calcext:value-type="float">
            <text:p>2.5224442335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D54])" office:value-type="float" office:value="2.54032947479087" calcext:value-type="float">
            <text:p>2.5403294748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D55])" office:value-type="float" office:value="2.52891670027765" calcext:value-type="float">
            <text:p>2.5289167003</text:p>
          </table:table-cell>
          <table:table-cell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D56])" office:value-type="float" office:value="2.53655844257153" calcext:value-type="float">
            <text:p>2.5365584426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D57])" office:value-type="float" office:value="2.48855071650044" calcext:value-type="float">
            <text:p>2.4885507165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D58])" office:value-type="float" office:value="2.49692964807321" calcext:value-type="float">
            <text:p>2.4969296481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D59])" office:value-type="float" office:value="2.47275644931721" calcext:value-type="float">
            <text:p>2.4727564493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D60])" office:value-type="float" office:value="2.52113808370404" calcext:value-type="float">
            <text:p>2.5211380837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D61])" office:value-type="float" office:value="2.49136169383427" calcext:value-type="float">
            <text:p>2.4913616938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D62])" office:value-type="float" office:value="2.48995847942483" calcext:value-type="float">
            <text:p>2.4899584794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D63])" office:value-type="float" office:value="2.49692964807321" calcext:value-type="float">
            <text:p>2.4969296481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D64])" office:value-type="float" office:value="2.50514997831991" calcext:value-type="float">
            <text:p>2.5051499783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D65])" office:value-type="float" office:value="2.4814426285023" calcext:value-type="float">
            <text:p>2.4814426285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D66])" office:value-type="float" office:value="2.49415459401844" calcext:value-type="float">
            <text:p>2.494154594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D67])" office:value-type="float" office:value="2.45939248775923" calcext:value-type="float">
            <text:p>2.4593924878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D68])" office:value-type="float" office:value="2.44090908206522" calcext:value-type="float">
            <text:p>2.4409090821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D69])" office:value-type="float" office:value="2.43933269383026" calcext:value-type="float">
            <text:p>2.4393326938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D70])" office:value-type="float" office:value="2.47129171105894" calcext:value-type="float">
            <text:p>2.4712917111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D71])" office:value-type="float" office:value="2.42488163663107" calcext:value-type="float">
            <text:p>2.4248816366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D72])" office:value-type="float" office:value="2.38738982633873" calcext:value-type="float">
            <text:p>2.3873898263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D73])" office:value-type="float" office:value="2.4345689040342" calcext:value-type="float">
            <text:p>2.434568904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D74])" office:value-type="float" office:value="2.43296929087441" calcext:value-type="float">
            <text:p>2.4329692909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D75])" office:value-type="float" office:value="2.40483371661994" calcext:value-type="float">
            <text:p>2.4048337166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D76])" office:value-type="float" office:value="2.40483371661994" calcext:value-type="float">
            <text:p>2.4048337166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D77])" office:value-type="float" office:value="2.42488163663107" calcext:value-type="float">
            <text:p>2.4248816366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D78])" office:value-type="float" office:value="2.41497334797082" calcext:value-type="float">
            <text:p>2.414973348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D79])" office:value-type="float" office:value="2.40823996531185" calcext:value-type="float">
            <text:p>2.4082399653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D80])" office:value-type="float" office:value="2.39269695325967" calcext:value-type="float">
            <text:p>2.3926969533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D81])" office:value-type="float" office:value="2.40312052117582" calcext:value-type="float">
            <text:p>2.4031205212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D82])" office:value-type="float" office:value="2.39619934709574" calcext:value-type="float">
            <text:p>2.3961993471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D83])" office:value-type="float" office:value="2.36735592102602" calcext:value-type="float">
            <text:p>2.367355921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D84])" office:value-type="float" office:value="2.35793484700045" calcext:value-type="float">
            <text:p>2.357934847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D85])" office:value-type="float" office:value="2.39967372148104" calcext:value-type="float">
            <text:p>2.3996737215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D86])" office:value-type="float" office:value="2.36172783601759" calcext:value-type="float">
            <text:p>2.361727836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D87])" office:value-type="float" office:value="2.3541084391474" calcext:value-type="float">
            <text:p>2.3541084391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D88])" office:value-type="float" office:value="2.34439227368511" calcext:value-type="float">
            <text:p>2.3443922737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D89])" office:value-type="float" office:value="2.37839790094814" calcext:value-type="float">
            <text:p>2.3783979009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D90])" office:value-type="float" office:value="2.36735592102602" calcext:value-type="float">
            <text:p>2.367355921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D91])" office:value-type="float" office:value="2.34439227368511" calcext:value-type="float">
            <text:p>2.3443922737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D92])" office:value-type="float" office:value="2.30319605742049" calcext:value-type="float">
            <text:p>2.3031960574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D93])" office:value-type="float" office:value="2.34242268082221" calcext:value-type="float">
            <text:p>2.3424226808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D94])" office:value-type="float" office:value="2.30319605742049" calcext:value-type="float">
            <text:p>2.3031960574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D95])" office:value-type="float" office:value="2.3384564936046" calcext:value-type="float">
            <text:p>2.3384564936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D96])" office:value-type="float" office:value="2.32633586092875" calcext:value-type="float">
            <text:p>2.3263358609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D97])" office:value-type="float" office:value="2.30535136944662" calcext:value-type="float">
            <text:p>2.3053513694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D98])" office:value-type="float" office:value="2.31175386105575" calcext:value-type="float">
            <text:p>2.3117538611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D99])" office:value-type="float" office:value="2.29885307640971" calcext:value-type="float">
            <text:p>2.2988530764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D100])" office:value-type="float" office:value="2.27875360095283" calcext:value-type="float">
            <text:p>2.278753601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D101])" office:value-type="float" office:value="2.32014628611105" calcext:value-type="float">
            <text:p>2.3201462861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D102])" office:value-type="float" office:value="2.31806333496276" calcext:value-type="float">
            <text:p>2.318063335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D103])" office:value-type="float" office:value="2.2718416065365" calcext:value-type="float">
            <text:p>2.2718416065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D104])" office:value-type="float" office:value="2.2148438480477" calcext:value-type="float">
            <text:p>2.214843848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D105])" office:value-type="float" office:value="2.22271647114758" calcext:value-type="float">
            <text:p>2.2227164711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D106])" office:value-type="float" office:value="2.30319605742049" calcext:value-type="float">
            <text:p>2.3031960574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D107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D108])" office:value-type="float" office:value="2.26007138798507" calcext:value-type="float">
            <text:p>2.26007138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D109])" office:value-type="float" office:value="2.23552844690755" calcext:value-type="float">
            <text:p>2.2355284469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D110])" office:value-type="float" office:value="2.25767857486918" calcext:value-type="float">
            <text:p>2.2576785749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D111])" office:value-type="float" office:value="2.21748394421391" calcext:value-type="float">
            <text:p>2.2174839442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D112])" office:value-type="float" office:value="2.24551266781415" calcext:value-type="float">
            <text:p>2.2455126678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D113])" office:value-type="float" office:value="2.30102999566398" calcext:value-type="float">
            <text:p>2.3010299957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D114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D115])" office:value-type="float" office:value="2.28330122870355" calcext:value-type="float">
            <text:p>2.2833012287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D116])" office:value-type="float" office:value="2.31175386105575" calcext:value-type="float">
            <text:p>2.3117538611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D117])" office:value-type="float" office:value="2.26717172840301" calcext:value-type="float">
            <text:p>2.2671717284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D118])" office:value-type="float" office:value="2.27646180417324" calcext:value-type="float">
            <text:p>2.2764618042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D119])" office:value-type="float" office:value="2.21218760440396" calcext:value-type="float">
            <text:p>2.212187604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D120])" office:value-type="float" office:value="2.24303804868629" calcext:value-type="float">
            <text:p>2.2430380487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D121])" office:value-type="float" office:value="2.24303804868629" calcext:value-type="float">
            <text:p>2.2430380487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D122])" office:value-type="float" office:value="2.32014628611105" calcext:value-type="float">
            <text:p>2.3201462861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D123])" office:value-type="float" office:value="2.29225607135648" calcext:value-type="float">
            <text:p>2.2922560714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D124])" office:value-type="float" office:value="2.2380461031288" calcext:value-type="float">
            <text:p>2.2380461031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D125])" office:value-type="float" office:value="2.26481782300954" calcext:value-type="float">
            <text:p>2.264817823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D126])" office:value-type="float" office:value="2.23299611039215" calcext:value-type="float">
            <text:p>2.2329961104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D127])" office:value-type="float" office:value="2.24303804868629" calcext:value-type="float">
            <text:p>2.2430380487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D128])" office:value-type="float" office:value="2.26007138798507" calcext:value-type="float">
            <text:p>2.26007138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D129])" office:value-type="float" office:value="2.19312459835446" calcext:value-type="float">
            <text:p>2.1931245984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D130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D131])" office:value-type="float" office:value="2.24797326636181" calcext:value-type="float">
            <text:p>2.2479732664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D132])" office:value-type="float" office:value="2.28330122870355" calcext:value-type="float">
            <text:p>2.2833012287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D133])" office:value-type="float" office:value="2.24551266781415" calcext:value-type="float">
            <text:p>2.2455126678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D134])" office:value-type="float" office:value="2.18752072083646" calcext:value-type="float">
            <text:p>2.1875207208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D135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D136])" office:value-type="float" office:value="2.19865708695442" calcext:value-type="float">
            <text:p>2.198657087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D137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D138])" office:value-type="float" office:value="2.26245108973043" calcext:value-type="float">
            <text:p>2.2624510897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D139])" office:value-type="float" office:value="2.29225607135648" calcext:value-type="float">
            <text:p>2.2922560714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D140])" office:value-type="float" office:value="2.26007138798507" calcext:value-type="float">
            <text:p>2.26007138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D141])" office:value-type="float" office:value="2.19033169817029" calcext:value-type="float">
            <text:p>2.1903316982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D142])" office:value-type="float" office:value="2.22010808804005" calcext:value-type="float">
            <text:p>2.220108088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D143])" office:value-type="float" office:value="2.18184358794477" calcext:value-type="float">
            <text:p>2.1818435879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D144])" office:value-type="float" office:value="2.14921911265538" calcext:value-type="float">
            <text:p>2.1492191127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D145])" office:value-type="float" office:value="2.20951501454263" calcext:value-type="float">
            <text:p>2.2095150145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D146])" office:value-type="float" office:value="2.1846914308176" calcext:value-type="float">
            <text:p>2.1846914308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D147])" office:value-type="float" office:value="2.16731733474818" calcext:value-type="float">
            <text:p>2.1673173347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D148])" office:value-type="float" office:value="2.10037054511756" calcext:value-type="float">
            <text:p>2.1003705451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D149])" office:value-type="float" office:value="2.11727129565576" calcext:value-type="float">
            <text:p>2.1172712957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D150])" office:value-type="float" office:value="2.16731733474818" calcext:value-type="float">
            <text:p>2.1673173347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D151])" office:value-type="float" office:value="2.13987908640124" calcext:value-type="float">
            <text:p>2.1398790864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D152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D153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D154])" office:value-type="float" office:value="2.16435285578444" calcext:value-type="float">
            <text:p>2.1643528558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D155])" office:value-type="float" office:value="2.1846914308176" calcext:value-type="float">
            <text:p>2.1846914308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D156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D157])" office:value-type="float" office:value="2.13353890837022" calcext:value-type="float">
            <text:p>2.1335389084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D158])" office:value-type="float" office:value="2.20682587603185" calcext:value-type="float">
            <text:p>2.206825876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D159])" office:value-type="float" office:value="2.13672056715641" calcext:value-type="float">
            <text:p>2.1367205672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D160])" office:value-type="float" office:value="2.13353890837022" calcext:value-type="float">
            <text:p>2.1335389084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D161])" office:value-type="float" office:value="2.0899051114394" calcext:value-type="float">
            <text:p>2.0899051114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D162])" office:value-type="float" office:value="2.12057393120585" calcext:value-type="float">
            <text:p>2.1205739312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D163])" office:value-type="float" office:value="2.13353890837022" calcext:value-type="float">
            <text:p>2.1335389084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D164])" office:value-type="float" office:value="2.09342168516224" calcext:value-type="float">
            <text:p>2.0934216852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D165])" office:value-type="float" office:value="2.13672056715641" calcext:value-type="float">
            <text:p>2.1367205672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D166])" office:value-type="float" office:value="2.11058971029925" calcext:value-type="float">
            <text:p>2.1105897103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D167])" office:value-type="float" office:value="2.09342168516224" calcext:value-type="float">
            <text:p>2.0934216852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D168])" office:value-type="float" office:value="2.18184358794477" calcext:value-type="float">
            <text:p>2.1818435879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D169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D170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D171])" office:value-type="float" office:value="2.11727129565576" calcext:value-type="float">
            <text:p>2.1172712957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D172])" office:value-type="float" office:value="2.13987908640124" calcext:value-type="float">
            <text:p>2.1398790864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D173])" office:value-type="float" office:value="2.16435285578444" calcext:value-type="float">
            <text:p>2.1643528558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D174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D175])" office:value-type="float" office:value="2.18184358794477" calcext:value-type="float">
            <text:p>2.1818435879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D176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D177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D178])" office:value-type="float" office:value="2.11727129565576" calcext:value-type="float">
            <text:p>2.1172712957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D179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D180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D181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D182])" office:value-type="float" office:value="2.10037054511756" calcext:value-type="float">
            <text:p>2.1003705451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D183])" office:value-type="float" office:value="2.10380372095596" calcext:value-type="float">
            <text:p>2.103803721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D184])" office:value-type="float" office:value="2.05307844348342" calcext:value-type="float">
            <text:p>2.0530784435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D185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D186])" office:value-type="float" office:value="2.00860017176192" calcext:value-type="float">
            <text:p>2.0086001718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D187])" office:value-type="float" office:value="2.0899051114394" calcext:value-type="float">
            <text:p>2.0899051114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D188])" office:value-type="float" office:value="2.12057393120585" calcext:value-type="float">
            <text:p>2.1205739312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D189])" office:value-type="float" office:value="2.10380372095596" calcext:value-type="float">
            <text:p>2.103803721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D190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D191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D192])" office:value-type="float" office:value="2.04921802267018" calcext:value-type="float">
            <text:p>2.0492180227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D193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D194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D195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D196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D197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D198])" office:value-type="float" office:value="2.12057393120585" calcext:value-type="float">
            <text:p>2.1205739312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D199])" office:value-type="float" office:value="2.07918124604762" calcext:value-type="float">
            <text:p>2.079181246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D200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D201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D202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D203])" office:value-type="float" office:value="1.98227123303957" calcext:value-type="float">
            <text:p>1.98227123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D204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D205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D206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D207])" office:value-type="float" office:value="2.02938377768521" calcext:value-type="float">
            <text:p>2.029383777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D208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D209])" office:value-type="float" office:value="2.00432137378264" calcext:value-type="float">
            <text:p>2.0043213738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D210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D211])" office:value-type="float" office:value="2.07918124604762" calcext:value-type="float">
            <text:p>2.079181246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D212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D213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D214])" office:value-type="float" office:value="1.94939000664491" calcext:value-type="float">
            <text:p>1.9493900066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D215])" office:value-type="float" office:value="2.08278537031645" calcext:value-type="float">
            <text:p>2.0827853703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D216])" office:value-type="float" office:value="2.04139268515822" calcext:value-type="float">
            <text:p>2.0413926852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D217])" office:value-type="float" office:value="1.97772360528885" calcext:value-type="float">
            <text:p>1.9777236053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D218])" office:value-type="float" office:value="1.95904139232109" calcext:value-type="float">
            <text:p>1.9590413923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D219])" office:value-type="float" office:value="2.05690485133647" calcext:value-type="float">
            <text:p>2.0569048513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D220])" office:value-type="float" office:value="2.05307844348342" calcext:value-type="float">
            <text:p>2.0530784435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D221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D222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D223])" office:value-type="float" office:value="2.10720996964787" calcext:value-type="float">
            <text:p>2.1072099696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D224])" office:value-type="float" office:value="2.10037054511756" calcext:value-type="float">
            <text:p>2.1003705451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D225])" office:value-type="float" office:value="2.07918124604762" calcext:value-type="float">
            <text:p>2.079181246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D226])" office:value-type="float" office:value="2.06069784035361" calcext:value-type="float">
            <text:p>2.0606978404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D227])" office:value-type="float" office:value="1.99563519459755" calcext:value-type="float">
            <text:p>1.9956351946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D228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D229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D230])" office:value-type="float" office:value="1.9912260756925" calcext:value-type="float">
            <text:p>1.9912260757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D231])" office:value-type="float" office:value="2.06818586174616" calcext:value-type="float">
            <text:p>2.0681858617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D232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D233])" office:value-type="float" office:value="2.02118929906994" calcext:value-type="float">
            <text:p>2.0211892991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D234])" office:value-type="float" office:value="2.11058971029925" calcext:value-type="float">
            <text:p>2.1105897103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D235])" office:value-type="float" office:value="2.03342375548695" calcext:value-type="float">
            <text:p>2.0334237555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D236])" office:value-type="float" office:value="2.03342375548695" calcext:value-type="float">
            <text:p>2.0334237555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D237])" office:value-type="float" office:value="2.09342168516224" calcext:value-type="float">
            <text:p>2.0934216852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D238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D239])" office:value-type="float" office:value="2.04921802267018" calcext:value-type="float">
            <text:p>2.0492180227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D240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D241])" office:value-type="float" office:value="2.06069784035361" calcext:value-type="float">
            <text:p>2.0606978404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D242])" office:value-type="float" office:value="2.02530586526477" calcext:value-type="float">
            <text:p>2.0253058653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D243])" office:value-type="float" office:value="2.02118929906994" calcext:value-type="float">
            <text:p>2.0211892991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D244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D245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D246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D247])" office:value-type="float" office:value="1.88649072517248" calcext:value-type="float">
            <text:p>1.8864907252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D248])" office:value-type="float" office:value="2.03742649794062" calcext:value-type="float">
            <text:p>2.0374264979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D249])" office:value-type="float" office:value="1.93449845124357" calcext:value-type="float">
            <text:p>1.9344984512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D250])" office:value-type="float" office:value="2.06445798922692" calcext:value-type="float">
            <text:p>2.0644579892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D251])" office:value-type="float" office:value="1.97772360528885" calcext:value-type="float">
            <text:p>1.9777236053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D252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D253])" office:value-type="float" office:value="2.00860017176192" calcext:value-type="float">
            <text:p>2.0086001718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D254])" office:value-type="float" office:value="1.97772360528885" calcext:value-type="float">
            <text:p>1.9777236053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D255])" office:value-type="float" office:value="2.04139268515822" calcext:value-type="float">
            <text:p>2.0413926852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D256])" office:value-type="float" office:value="1.95904139232109" calcext:value-type="float">
            <text:p>1.9590413923</text:p>
          </table:table-cell>
          <table:table-cell/>
          <table:table-cell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3:42:44.17533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5-03-09T22:39:32.050883301</meta:creation-date>
    <dc:date>2015-03-10T13:48:57.059893291</dc:date>
    <dc:creator>patrick </dc:creator>
    <meta:editing-duration>PT16M28S</meta:editing-duration>
    <meta:editing-cycles>6</meta:editing-cycles>
    <meta:generator>LibreOffice/4.3.3.2$Linux_X86_64 LibreOffice_project/430m0$Build-2</meta:generator>
    <meta:document-statistic meta:table-count="1" meta:cell-count="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B256" chart:data-source-has-labels="column" svg:x="1.331cm" svg:y="0.18cm" svg:width="12.086cm" svg:height="7.659cm">
          <chartooo:coordinate-region svg:x="2.058cm" svg:y="0.379cm" svg:width="11.359cm" svg:height="6.536cm"/>
          <chart:axis chart:dimension="x" chart:name="primary-x" chart:style-name="ch4" chartooo:axis-type="auto">
            <chartooo:date-scale/>
            <chart:title svg:x="6.867cm" svg:y="8.019cm" chart:style-name="ch5">
              <text:p>offsets</text:p>
            </chart:title>
            <chart:categories table:cell-range-address="Sheet1.A1:Sheet1.A256"/>
          </chart:axis>
          <chart:axis chart:dimension="y" chart:name="primary-y" chart:style-name="ch6">
            <chart:title svg:x="0.451cm" svg:y="5.151cm" chart:style-name="ch7">
              <text:p>frequency (log)</text:p>
            </chart:title>
            <chart:grid chart:style-name="ch8" chart:class="major"/>
          </chart:axis>
          <chart:series chart:style-name="ch9" chart:values-cell-range-address="Sheet1.B1:Sheet1.B256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4.45006426282523">
                <text:p>4.45006426282523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7865384804978">
                <text:p>3.78653848049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1933128698373">
                <text:p>3.719331286983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65571454961871">
                <text:p>3.655714549618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9485002168009">
                <text:p>3.494850021680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45984464238821">
                <text:p>3.459844642388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38524868240322">
                <text:p>3.385248682403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34143452457814">
                <text:p>3.341434524578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1302311032324">
                <text:p>3.313023110323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23678909940929">
                <text:p>3.236789099409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1563756343506">
                <text:p>3.215637563435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15866398081399">
                <text:p>3.158663980813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2450422483428">
                <text:p>3.124504224834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11826472608948">
                <text:p>3.11826472608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08493357493672">
                <text:p>3.084933574936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07224989761351">
                <text:p>3.072249897613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2571538390134">
                <text:p>3.025715383901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01661554755718">
                <text:p>3.016615547557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99255351783214">
                <text:p>2.992553517832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96331551138611">
                <text:p>2.96331551138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4939000664491">
                <text:p>2.949390006644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92531209149965">
                <text:p>2.925312091499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0794852161227">
                <text:p>2.907948521612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8842287696326">
                <text:p>2.88422876963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4757265914211">
                <text:p>2.847572659142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85853719756964">
                <text:p>2.8585371975696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84571801796666">
                <text:p>2.845718017966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82736927305382">
                <text:p>2.827369273053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77815125038364">
                <text:p>2.77815125038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9239168949825">
                <text:p>2.792391689498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74896286125616">
                <text:p>2.748962861256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73559889969818">
                <text:p>2.735598899698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8484536164441">
                <text:p>2.6848453616444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3144376901317">
                <text:p>2.6314437690131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65991620006985">
                <text:p>2.659916200069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65896484266443">
                <text:p>2.658964842664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60205999132796">
                <text:p>2.6020599913279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61172330800734">
                <text:p>2.6117233080073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60314437262018">
                <text:p>2.60314437262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57634135020579">
                <text:p>2.5763413502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51851393987789">
                <text:p>2.518513939877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52244423350632">
                <text:p>2.5224442335063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54032947479087">
                <text:p>2.5403294747908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52891670027765">
                <text:p>2.5289167002776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53655844257153">
                <text:p>2.536558442571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48855071650044">
                <text:p>2.488550716500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47275644931721">
                <text:p>2.472756449317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49136169383427">
                <text:p>2.4913616938342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48995847942483">
                <text:p>2.4899584794248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50514997831991">
                <text:p>2.505149978319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4814426285023">
                <text:p>2.48144262850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45939248775923">
                <text:p>2.4593924877592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43933269383026">
                <text:p>2.4393326938302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47129171105894">
                <text:p>2.471291711058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38738982633873">
                <text:p>2.387389826338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43296929087441">
                <text:p>2.4329692908744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41497334797082">
                <text:p>2.4149733479708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40823996531185">
                <text:p>2.408239965311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35793484700045">
                <text:p>2.3579348470004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36172783601759">
                <text:p>2.3617278360175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37839790094814">
                <text:p>2.3783979009481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3384564936046">
                <text:p>2.338456493604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22271647114758">
                <text:p>2.222716471147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.25767857486918">
                <text:p>2.257678574869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21748394421391">
                <text:p>2.2174839442139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26717172840301">
                <text:p>2.2671717284030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24797326636181">
                <text:p>2.2479732663618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22010808804005">
                <text:p>2.2201080880400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20682587603185">
                <text:p>2.2068258760318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95904139232109">
                <text:p>1.95904139232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